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 Mono" svg:font-family="'Droid Sans Mono', monospace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db06" officeooo:paragraph-rsid="001b5bd1"/>
    </style:style>
    <style:style style:name="P2" style:family="paragraph" style:parent-style-name="Standard">
      <style:text-properties officeooo:rsid="001157cd" officeooo:paragraph-rsid="001b5bd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db06" officeooo:paragraph-rsid="001b5bd1" style:font-weight-asian="bold" style:font-weight-complex="bold"/>
    </style:style>
    <style:style style:name="P4" style:family="paragraph" style:parent-style-name="Standard">
      <style:text-properties fo:font-weight="bold" officeooo:rsid="0011db06" officeooo:paragraph-rsid="001b5bd1" style:font-weight-asian="bold" style:font-weight-complex="bold"/>
    </style:style>
    <style:style style:name="P5" style:family="paragraph" style:parent-style-name="Standard">
      <style:text-properties fo:font-weight="bold" officeooo:rsid="001157cd" officeooo:paragraph-rsid="001b5bd1" style:font-weight-asian="bold" style:font-weight-complex="bold"/>
    </style:style>
    <style:style style:name="P6" style:family="paragraph" style:parent-style-name="Standard">
      <style:text-properties officeooo:rsid="001c2297" officeooo:paragraph-rsid="001c2297"/>
    </style:style>
    <style:style style:name="P7" style:family="paragraph" style:parent-style-name="Standard" style:list-style-name="L1">
      <style:text-properties officeooo:rsid="0011db06" officeooo:paragraph-rsid="001b5bd1"/>
    </style:style>
    <style:style style:name="P8" style:family="paragraph" style:parent-style-name="Standard" style:list-style-name="L2">
      <style:text-properties officeooo:rsid="0011db06" officeooo:paragraph-rsid="001b5bd1"/>
    </style:style>
    <style:style style:name="P9" style:family="paragraph" style:parent-style-name="Standard" style:list-style-name="L3">
      <style:text-properties officeooo:rsid="0011db06" officeooo:paragraph-rsid="001b5bd1"/>
    </style:style>
    <style:style style:name="P10" style:family="paragraph" style:parent-style-name="Standard" style:list-style-name="L4">
      <style:text-properties officeooo:rsid="0011db06" officeooo:paragraph-rsid="001b5bd1"/>
    </style:style>
    <style:style style:name="P11" style:family="paragraph" style:parent-style-name="Standard" style:list-style-name="L5">
      <style:text-properties officeooo:rsid="0011db06" officeooo:paragraph-rsid="001b5bd1"/>
    </style:style>
    <style:style style:name="P12" style:family="paragraph" style:parent-style-name="Standard" style:list-style-name="L6">
      <style:text-properties officeooo:rsid="0011db06" officeooo:paragraph-rsid="001b5bd1"/>
    </style:style>
    <style:style style:name="P13" style:family="paragraph" style:parent-style-name="Standard" style:list-style-name="L2">
      <style:text-properties officeooo:paragraph-rsid="001b5bd1"/>
    </style:style>
    <style:style style:name="P14" style:family="paragraph" style:parent-style-name="Standard" style:list-style-name="L6">
      <style:text-properties officeooo:rsid="001b5bd1" officeooo:paragraph-rsid="001b5bd1"/>
    </style:style>
    <style:style style:name="P15" style:family="paragraph" style:parent-style-name="Standard">
      <style:text-properties officeooo:rsid="001c2297" officeooo:paragraph-rsid="001b5bd1"/>
    </style:style>
    <style:style style:name="P16" style:family="paragraph" style:parent-style-name="Standard">
      <style:text-properties fo:font-weight="bold" officeooo:rsid="001d4e8b" officeooo:paragraph-rsid="001d4e8b" style:font-weight-asian="bold" style:font-weight-complex="bold"/>
    </style:style>
    <style:style style:name="P17" style:family="paragraph" style:parent-style-name="Standard">
      <style:text-properties fo:font-weight="normal" officeooo:rsid="001d4e8b" officeooo:paragraph-rsid="001d4e8b" style:font-weight-asian="normal" style:font-weight-complex="normal"/>
    </style:style>
    <style:style style:name="P18" style:family="paragraph" style:parent-style-name="Standard">
      <style:text-properties fo:color="#ce9178" loext:opacity="100%" style:font-name="Droid Sans Mono" fo:font-size="9pt" fo:font-weight="normal" officeooo:rsid="001d4e8b" officeooo:paragraph-rsid="001d4e8b" fo:background-color="#1f1f1f" style:font-weight-asian="normal" style:font-weight-complex="normal"/>
    </style:style>
    <style:style style:name="T1" style:family="text">
      <style:text-properties officeooo:rsid="001b5bd1"/>
    </style:style>
    <style:style style:name="T2" style:family="text">
      <style:text-properties fo:color="#ce9178" loext:opacity="100%"/>
    </style:style>
    <style:style style:name="T3" style:family="text">
      <style:text-properties fo:color="#ce9178" loext:opacity="100%" style:font-name="Droid Sans Mono" fo:font-size="9pt" fo:font-weight="normal"/>
    </style:style>
    <style:style style:name="T4" style:family="text">
      <style:text-properties fo:color="#808080" loext:opacity="100%" style:font-name="Droid Sans Mono" fo:font-size="9pt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Étude du cahier des <text:s/>charges <text:span text:style-name="T1">4 Éléments</text:span></text:p>
      <text:p text:style-name="P2"/>
      <text:p text:style-name="P4">Produits :</text:p>
      <text:list text:style-name="L1">
        <text:list-item>
          <text:p text:style-name="P7">prestation hostellerie de de luxe dans des environnements insolites.</text:p>
        </text:list-item>
        <text:list-item>
          <text:p text:style-name="P7">Quatre hôtel représentant la terre, le feu, l’ai et l’eau</text:p>
        </text:list-item>
        <text:list-item>
          <text:p text:style-name="P7">Intégration parfaite dans l’environnement</text:p>
        </text:list-item>
        <text:list-item>
          <text:p text:style-name="P7">A l’écart du tourisme de masse</text:p>
        </text:list-item>
      </text:list>
      <text:p text:style-name="P1"/>
      <text:p text:style-name="P4"><text:span text:style-name="T1">D</text:span>emande :</text:p>
      <text:list text:style-name="L2">
        <text:list-item>
          <text:p text:style-name="P8">création d’un site élégant</text:p>
        </text:list-item>
        <text:list-item>
          <text:p text:style-name="P8">mise en valeur des caractéristiques exceptionnelle de l’offre</text:p>
          <text:p text:style-name="P13"/>
        </text:list-item>
      </text:list>
      <text:p text:style-name="P4">Fonctionnalités :</text:p>
      <text:list text:style-name="L3">
        <text:list-item>
          <text:p text:style-name="P9">présentation de l’offre</text:p>
        </text:list-item>
        <text:list-item>
          <text:p text:style-name="P9">réservation en ligne et par tel</text:p>
        </text:list-item>
      </text:list>
      <text:p text:style-name="P1"/>
      <text:p text:style-name="P5">A destination de :</text:p>
      <text:list text:style-name="L4">
        <text:list-item>
          <text:p text:style-name="P10">Couple csp+ sans enfant pour cette occasion</text:p>
        </text:list-item>
        <text:list-item>
          <text:p text:style-name="P10">Accessible aux personnes à mobilité réduite</text:p>
        </text:list-item>
      </text:list>
      <text:p text:style-name="P1"/>
      <text:p text:style-name="P5">Commandité par :</text:p>
      <text:list text:style-name="L5">
        <text:list-item>
          <text:p text:style-name="P11">La société 4 éléments groupe franco-chinois</text:p>
        </text:list-item>
      </text:list>
      <text:p text:style-name="P2"/>
      <text:p text:style-name="P5">Éléments graphiques</text:p>
      <text:list text:style-name="L6">
        <text:list-item>
          <text:p text:style-name="P12">maquette, design système et <text:span text:style-name="T1">les </text:span>éléments graphique sont fournis</text:p>
        </text:list-item>
        <text:list-item>
          <text:p text:style-name="P12">ajouter des animations au survole</text:p>
          <text:list>
            <text:list-item>
              <text:p text:style-name="P14">proposition :</text:p>
              <text:p text:style-name="P14"/>
            </text:list-item>
          </text:list>
        </text:list-item>
        <text:list-item>
          <text:p text:style-name="P12">optimisation pour résponsive </text:p>
          <text:list>
            <text:list-item>
              <text:p text:style-name="P12">proposition : de 0 à 575px / 576 à 1180px / plus de 1181px</text:p>
            </text:list-item>
          </text:list>
        </text:list-item>
      </text:list>
      <text:p text:style-name="P1"/>
      <text:p text:style-name="P15"/>
      <text:p text:style-name="P16">Mots clés</text:p>
      <text:p text:style-name="P16"/>
      <text:p text:style-name="P17">Hôtel</text:p>
      <text:p text:style-name="P17">Luxe</text:p>
      <text:p text:style-name="P17">Exception</text:p>
      <text:p text:style-name="P17">Naturel</text:p>
      <text:p text:style-name="P17">Insolite</text:p>
      <text:p text:style-name="P17">exception</text:p>
      <text:p text:style-name="P17">Finlande</text:p>
      <text:p text:style-name="P17">Pérou</text:p>
      <text:p text:style-name="P17">Tailande</text:p>
      <text:p text:style-name="P17">Brésil</text:p>
      <text:p text:style-name="P17"/>
      <text:p text:style-name="P17">volcans</text:p>
      <text:p text:style-name="P17">aurores boréales</text:p>
      <text:p text:style-name="P16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 Mono" svg:font-family="'Droid Sans Mono', monospace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13:08:33.617000000</meta:creation-date>
    <dc:date>2024-02-14T14:22:53.533000000</dc:date>
    <meta:editing-duration>PT10H31M11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38" meta:word-count="157" meta:character-count="909" meta:non-whitespace-character-count="804"/>
  </office:meta>
</office:document-meta>
</file>